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ahoma2" svg:font-family="Tahoma"/>
    <style:font-face style:name="Times New Roman3" svg:font-family="'Times New Roman'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Calibri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4" style:family="table">
      <style:table-properties style:width="17.27cm" fo:margin-left="0cm" table:align="left" style:writing-mode="lr-tb"/>
    </style:style>
    <style:style style:name="Таблица4.A" style:family="table-column">
      <style:table-column-properties style:column-width="1.73cm"/>
    </style:style>
    <style:style style:name="Таблица4.B" style:family="table-column">
      <style:table-column-properties style:column-width="15.54cm"/>
    </style:style>
    <style:style style:name="Таблица4.1" style:family="table-row">
      <style:table-row-properties style:min-row-height="0.609cm"/>
    </style:style>
    <style:style style:name="Таблица4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Preformatted_20_Text">
      <style:text-properties officeooo:rsid="002c562b" officeooo:paragraph-rsid="001d25b9"/>
    </style:style>
    <style:style style:name="P2" style:family="paragraph" style:parent-style-name="Preformatted_20_Text">
      <style:text-properties officeooo:rsid="001837aa" officeooo:paragraph-rsid="00370b89"/>
    </style:style>
    <style:style style:name="P3" style:family="paragraph" style:parent-style-name="Text_20_body">
      <style:text-properties officeooo:paragraph-rsid="000df0f4"/>
    </style:style>
    <style:style style:name="P4" style:family="paragraph" style:parent-style-name="Text_20_body">
      <style:text-properties officeooo:rsid="000df0f4" officeooo:paragraph-rsid="00105af7"/>
    </style:style>
    <style:style style:name="P5" style:family="paragraph" style:parent-style-name="Text_20_body">
      <style:text-properties officeooo:rsid="000df0f4" officeooo:paragraph-rsid="000fd275"/>
    </style:style>
    <style:style style:name="P6" style:family="paragraph" style:parent-style-name="Text_20_body">
      <style:text-properties officeooo:rsid="000df0f4" officeooo:paragraph-rsid="002b75dc"/>
    </style:style>
    <style:style style:name="P7" style:family="paragraph" style:parent-style-name="Text_20_body">
      <style:text-properties officeooo:rsid="0013bfd8" officeooo:paragraph-rsid="0013bfd8"/>
    </style:style>
    <style:style style:name="P8" style:family="paragraph" style:parent-style-name="Text_20_body">
      <style:text-properties officeooo:paragraph-rsid="001d25b9"/>
    </style:style>
    <style:style style:name="P9" style:family="paragraph" style:parent-style-name="Text_20_body">
      <style:text-properties officeooo:rsid="001d25b9" officeooo:paragraph-rsid="001d25b9"/>
    </style:style>
    <style:style style:name="P10" style:family="paragraph" style:parent-style-name="Text_20_body">
      <style:text-properties officeooo:paragraph-rsid="0023757c"/>
    </style:style>
    <style:style style:name="P11" style:family="paragraph" style:parent-style-name="Text_20_body">
      <style:text-properties officeooo:rsid="000d82c1" officeooo:paragraph-rsid="00267541"/>
    </style:style>
    <style:style style:name="P12" style:family="paragraph" style:parent-style-name="Text_20_body">
      <style:text-properties officeooo:rsid="001285f1" officeooo:paragraph-rsid="00281817"/>
    </style:style>
    <style:style style:name="P13" style:family="paragraph" style:parent-style-name="Text_20_body">
      <style:text-properties officeooo:rsid="002ac3d1" officeooo:paragraph-rsid="002ac3d1"/>
    </style:style>
    <style:style style:name="P14" style:family="paragraph" style:parent-style-name="Text_20_body">
      <style:text-properties officeooo:paragraph-rsid="002af78a"/>
    </style:style>
    <style:style style:name="P15" style:family="paragraph" style:parent-style-name="Text_20_body">
      <style:text-properties officeooo:rsid="002cbec3"/>
    </style:style>
    <style:style style:name="P16" style:family="paragraph" style:parent-style-name="Text_20_body">
      <style:text-properties officeooo:rsid="002cbec3" officeooo:paragraph-rsid="002cbec3"/>
    </style:style>
    <style:style style:name="P17" style:family="paragraph" style:parent-style-name="Text_20_body">
      <style:text-properties officeooo:rsid="002e4fc2" officeooo:paragraph-rsid="002e4fc2"/>
    </style:style>
    <style:style style:name="P18" style:family="paragraph" style:parent-style-name="Text_20_body">
      <style:text-properties officeooo:rsid="002e4fc2" officeooo:paragraph-rsid="0030dbcb"/>
    </style:style>
    <style:style style:name="P19" style:family="paragraph" style:parent-style-name="Text_20_body">
      <style:text-properties officeooo:paragraph-rsid="002e4fc2"/>
    </style:style>
    <style:style style:name="P20" style:family="paragraph" style:parent-style-name="Text_20_body">
      <style:text-properties officeooo:rsid="0030dbcb" officeooo:paragraph-rsid="0030dbcb"/>
    </style:style>
    <style:style style:name="P21" style:family="paragraph" style:parent-style-name="Text_20_body">
      <style:text-properties officeooo:rsid="0030dbcb" officeooo:paragraph-rsid="0032ce06"/>
    </style:style>
    <style:style style:name="P22" style:family="paragraph" style:parent-style-name="Text_20_body">
      <style:text-properties officeooo:rsid="0032ce06" officeooo:paragraph-rsid="0032ce06"/>
    </style:style>
    <style:style style:name="P23" style:family="paragraph" style:parent-style-name="Text_20_body">
      <style:text-properties officeooo:rsid="002fcfdf"/>
    </style:style>
    <style:style style:name="P24" style:family="paragraph" style:parent-style-name="Text_20_body">
      <style:text-properties officeooo:paragraph-rsid="0034b86f"/>
    </style:style>
    <style:style style:name="P25" style:family="paragraph" style:parent-style-name="Основной_20_текст_20_без_20_отступа">
      <style:text-properties officeooo:paragraph-rsid="001d25b9"/>
    </style:style>
    <style:style style:name="P26" style:family="paragraph" style:parent-style-name="Основной_20_текст_20_без_20_отступа">
      <style:text-properties officeooo:rsid="001d25b9" officeooo:paragraph-rsid="001d25b9"/>
    </style:style>
    <style:style style:name="P27" style:family="paragraph" style:parent-style-name="Основной_20_текст_20_без_20_отступа">
      <style:text-properties officeooo:paragraph-rsid="00370b89"/>
    </style:style>
    <style:style style:name="P28" style:family="paragraph" style:parent-style-name="Текст_20_в_20_заданном_20_формате_20_без_20_отступа_20_мелкий">
      <style:text-properties officeooo:rsid="0034938a" officeooo:paragraph-rsid="001d25b9"/>
    </style:style>
    <style:style style:name="P29" style:family="paragraph" style:parent-style-name="Текст_20_в_20_заданном_20_формате_20_без_20_отступа_20_мелкий">
      <style:text-properties officeooo:paragraph-rsid="001d25b9"/>
    </style:style>
    <style:style style:name="P30" style:family="paragraph" style:parent-style-name="Текст_20_в_20_заданном_20_формате_20_без_20_отступа_20_мелкий">
      <style:text-properties officeooo:rsid="001d25b9" officeooo:paragraph-rsid="001d25b9"/>
    </style:style>
    <style:style style:name="P31" style:family="paragraph" style:parent-style-name="Standard">
      <style:text-properties officeooo:rsid="001d25b9" officeooo:paragraph-rsid="001d25b9"/>
    </style:style>
    <style:style style:name="P32" style:family="paragraph" style:parent-style-name="Table_20_Contents">
      <style:text-properties officeooo:paragraph-rsid="00267541"/>
    </style:style>
    <style:style style:name="P33" style:family="paragraph" style:parent-style-name="Table_20_Contents">
      <style:paragraph-properties fo:text-align="justify" style:justify-single-word="false"/>
      <style:text-properties officeooo:rsid="00370b89" officeooo:paragraph-rsid="00370b89"/>
    </style:style>
    <style:style style:name="P34" style:family="paragraph" style:parent-style-name="Table_20_Contents">
      <style:text-properties officeooo:paragraph-rsid="00370b89"/>
    </style:style>
    <style:style style:name="P35" style:family="paragraph" style:parent-style-name="Table_20_Contents">
      <style:paragraph-properties fo:text-align="justify" style:justify-single-word="false"/>
      <style:text-properties officeooo:paragraph-rsid="00370b89"/>
    </style:style>
    <style:style style:name="P36" style:family="paragraph" style:parent-style-name="Heading_20_1">
      <style:text-properties officeooo:rsid="000d5e81" officeooo:paragraph-rsid="0023757c"/>
    </style:style>
    <style:style style:name="P37" style:family="paragraph" style:parent-style-name="Heading_20_1" style:master-page-name="Standard">
      <style:paragraph-properties style:page-number="auto"/>
    </style:style>
    <style:style style:name="P38" style:family="paragraph" style:parent-style-name="Heading_20_4">
      <style:text-properties officeooo:rsid="0030dbcb"/>
    </style:style>
    <style:style style:name="P39" style:family="paragraph" style:parent-style-name="Heading_20_4">
      <style:text-properties officeooo:rsid="002b321e" officeooo:paragraph-rsid="001d25b9"/>
    </style:style>
    <style:style style:name="P40" style:family="paragraph" style:parent-style-name="Heading_20_2">
      <style:text-properties officeooo:paragraph-rsid="000d82c1"/>
    </style:style>
    <style:style style:name="P41" style:family="paragraph" style:parent-style-name="Heading_20_2">
      <style:text-properties style:font-name="Times New Roman2" fo:font-size="14pt" fo:font-weight="bold" officeooo:paragraph-rsid="000df0f4" style:font-name-asian="Times New Roman2" style:font-size-asian="14pt" style:font-weight-asian="bold" style:font-name-complex="Times New Roman2" style:font-size-complex="3pt"/>
    </style:style>
    <style:style style:name="P42" style:family="paragraph" style:parent-style-name="Heading_20_2">
      <style:text-properties officeooo:paragraph-rsid="0035b994"/>
    </style:style>
    <style:style style:name="T1" style:family="text">
      <style:text-properties officeooo:rsid="000d82c1"/>
    </style:style>
    <style:style style:name="T2" style:family="text">
      <style:text-properties officeooo:rsid="001837aa"/>
    </style:style>
    <style:style style:name="T3" style:family="text">
      <style:text-properties officeooo:rsid="000df0f4"/>
    </style:style>
    <style:style style:name="T4" style:family="text">
      <style:text-properties officeooo:rsid="000fd275"/>
    </style:style>
    <style:style style:name="T5" style:family="text">
      <style:text-properties officeooo:rsid="0010fe68"/>
    </style:style>
    <style:style style:name="T6" style:family="text">
      <style:text-properties officeooo:rsid="0013bfd8"/>
    </style:style>
    <style:style style:name="T7" style:family="text">
      <style:text-properties officeooo:rsid="002b321e"/>
    </style:style>
    <style:style style:name="T8" style:family="text">
      <style:text-properties fo:font-weight="bold"/>
    </style:style>
    <style:style style:name="T9" style:family="text">
      <style:text-properties officeooo:rsid="002e1849"/>
    </style:style>
    <style:style style:name="T10" style:family="text">
      <style:text-properties officeooo:rsid="003460ea"/>
    </style:style>
    <style:style style:name="T11" style:family="text">
      <style:text-properties style:text-position="sub 58%" officeooo:rsid="003460ea"/>
    </style:style>
    <style:style style:name="T12" style:family="text">
      <style:text-properties officeooo:rsid="001d25b9"/>
    </style:style>
    <style:style style:name="T13" style:family="text">
      <style:text-properties officeooo:rsid="0023757c"/>
    </style:style>
    <style:style style:name="T14" style:family="text">
      <style:text-properties officeooo:rsid="00267541"/>
    </style:style>
    <style:style style:name="T15" style:family="text">
      <style:text-properties officeooo:rsid="00281817"/>
    </style:style>
    <style:style style:name="T16" style:family="text">
      <style:text-properties officeooo:rsid="00289a4b"/>
    </style:style>
    <style:style style:name="T17" style:family="text">
      <style:text-properties officeooo:rsid="00290ee4"/>
    </style:style>
    <style:style style:name="T18" style:family="text">
      <style:text-properties officeooo:rsid="002af78a"/>
    </style:style>
    <style:style style:name="T19" style:family="text">
      <style:text-properties officeooo:rsid="002cbec3"/>
    </style:style>
    <style:style style:name="T20" style:family="text">
      <style:text-properties officeooo:rsid="002e4fc2"/>
    </style:style>
    <style:style style:name="T21" style:family="text">
      <style:text-properties officeooo:rsid="002fcfdf"/>
    </style:style>
    <style:style style:name="T22" style:family="text">
      <style:text-properties officeooo:rsid="0030dbcb"/>
    </style:style>
    <style:style style:name="T23" style:family="text">
      <style:text-properties officeooo:rsid="0032ce06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2fcfdf"/>
    </style:style>
    <style:style style:name="T26" style:family="text">
      <style:text-properties officeooo:rsid="0034a94d"/>
    </style:style>
    <style:style style:name="T27" style:family="text">
      <style:text-properties officeooo:rsid="00128baf"/>
    </style:style>
    <style:style style:name="T28" style:family="text">
      <style:text-properties officeooo:rsid="003b0ccf"/>
    </style:style>
    <style:style style:name="T29" style:family="text">
      <style:text-properties officeooo:rsid="003bdbc8"/>
    </style:style>
    <style:style style:name="T30" style:family="text">
      <style:text-properties officeooo:rsid="0037c038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variable-decls>
        <text:variable-decl office:value-type="float" text:name="NЗаг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Лабораторная работа № <text:span text:style-name="T30">6</text:span></text:p>
      <text:p text:style-name="P36">Алгоритмы сжатия данных<text:span text:style-name="T13"> с учётом контекста</text:span></text:p>
      <text:p text:style-name="P10"><text:span text:style-name="Strong_20_Emphasis">Цель работы:</text:span> <text:span text:style-name="T1">провести экспериментальное исследование эффективности методов сжатия кодированием длин повторов и методами Зива-Лемпела на примере сжатия текстовой и графической информации.</text:span></text:p>
      <text:h text:style-name="P40" text:outline-level="2">Задание на лабораторную работу</text:h>
      <text:p text:style-name="P11">Изучить сжатие информации, используя алгоритмы сжатия кодированием длин повторов <text:span text:style-name="T14">(Run Length Encoding, RLE)</text:span> и методами Зива-Лемпела <text:span text:style-name="T14">(LZ77, LZ78)</text:span>. </text:p>
      <text:h text:style-name="P41" text:outline-level="2">Варианты заданий</text:h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33"><text:variable-set text:name="NЗаг" text:formula="ooow:NЗаг+1" office:value-type="float" office:value="1" style:data-style-name="N0">1</text:variable-set></text:p>
          </table:table-cell>
          <table:table-cell table:style-name="Таблица4.A1" office:value-type="string">
            <text:p text:style-name="P32"><text:span text:style-name="T14">Алгоритм</text:span> <text:span text:style-name="T14">RLE</text:span></text:p>
          </table:table-cell>
        </table:table-row>
        <table:table-row table:style-name="Таблица4.1">
          <table:table-cell table:style-name="Таблица4.A1" office:value-type="string">
            <text:p text:style-name="P34"><text:variable-set text:name="NЗаг" text:formula="ooow:NЗаг+1" office:value-type="float" office:value="2" style:data-style-name="N0">2</text:variable-set></text:p>
          </table:table-cell>
          <table:table-cell table:style-name="Таблица4.A1" office:value-type="string">
            <text:p text:style-name="P32"><text:span text:style-name="T14">Алгоритм</text:span> <text:span text:style-name="T14">LZ77</text:span></text:p>
          </table:table-cell>
        </table:table-row>
        <table:table-row table:style-name="Таблица4.1">
          <table:table-cell table:style-name="Таблица4.A1" office:value-type="string">
            <text:p text:style-name="P35"><text:variable-set text:name="NЗаг" text:formula="ooow:NЗаг+1" office:value-type="float" office:value="3" style:data-style-name="N0">3</text:variable-set></text:p>
          </table:table-cell>
          <table:table-cell table:style-name="Таблица4.A1" office:value-type="string">
            <text:p text:style-name="P32"><text:span text:style-name="T14">Алгоритм</text:span> <text:span text:style-name="T14">LZ78</text:span></text:p>
          </table:table-cell>
        </table:table-row>
      </table:table>
      <text:h text:style-name="Heading_20_2" text:outline-level="2">Порядок выполнения работы</text:h>
      <text:p text:style-name="P3">1. <text:span text:style-name="T2">В таблице заданий выберите свой вариант, определив его по формуле</text:span></text:p>
      <text:p text:style-name="P2">(№ <text:span text:style-name="T28">команды</text:span> — 1) % (Количество вариантов) <text:span text:style-name="T29">+1</text:span><text:tab/><text:tab/>(1)</text:p>
      <text:p text:style-name="P27">где % — оператор получения остатка от деления. В частности, если варианта <text:span text:style-name="T29">2</text:span>, то у студента с номером компьютера 5 будет <text:span text:style-name="T29">1</text:span>-й вариант, т. к. (5-1)%<text:span text:style-name="T29">2+1</text:span>=<text:span text:style-name="T29">1</text:span>.</text:p>
      <text:p text:style-name="P3">2. <text:span text:style-name="T3">В произвольной программной оболочке создайте программу со следующим функционалом:</text:span></text:p>
      <text:p text:style-name="P4">— на вход программы поступает либо файл, содержащий исходны<text:span text:style-name="T14">е данные</text:span>, либо файл-архив, содержащий заголовок <text:span text:style-name="T4">(сигнатура файла и, при необходимости, дополнительная информация для распаковки) и</text:span> сжатые данные. <text:span text:style-name="T4">Режим работы (сжатие, распаковка, тестирование архива, просмотр содержимого архива) задаётся с помощью параметров командной строки, интерактивно либо выбирается исходя из анализа заголовка входного файла</text:span>;</text:p>
      <text:p text:style-name="P6">— в <text:span text:style-name="T4">режиме сжатия </text:span>программа <text:span text:style-name="T4">в результате </text:span>обработки <text:span text:style-name="T4">исходного файла</text:span> формирует файл-архив, содержащий сжаты<text:span text:style-name="T4">е данные и необходимую для их распаковки информацию (сжатие производится с помощью алгоритма вашего варианта или любого алгоритма, основанного на нём);</text:span></text:p>
      <text:p text:style-name="P5">— в <text:span text:style-name="T4">режиме распаковки </text:span>программа <text:span text:style-name="T5">анализирует файл-архив и восстанавливает исходный файл</text:span>.</text:p>
      <text:p text:style-name="P13"><text:soft-page-break/>Для реализующих алгоритм RLE возможен вариант перекодирования файла формата BMP, сжатых RLE («<text:span text:style-name="T17">Изображения/</text:span>BMP-RLE»), в несжатый BMP.</text:p>
      <text:p text:style-name="P12">3. В папке «../<text:span text:style-name="T15">Лаб_3_Сжатие без контекста/Тексты</text:span>» <text:span text:style-name="T6">находятся</text:span> текст<text:span text:style-name="T6">овые файлы</text:span> <text:span text:style-name="T6">для демонстрации сжатия</text:span>. <text:span text:style-name="T17">Для демонстрации работы LZ-алгоритмов выберите один короткий текст, один текст средней длины и один длинный текст. В папке «Изображения» находятся изображения для демонстрации работы алгоритма RLE.</text:span></text:p>
      <text:p text:style-name="P7">4. Упакуйте выбранные <text:span text:style-name="T16">файлы</text:span> с помощью разработанной программы (то есть с использованием алгоритма, соответствующего варианту). Для каждого из выбранных <text:span text:style-name="T17">файлов</text:span> сравните размеры исходного файла и архива. Выгодно ли использование данного алгоритма для этого файла? Объясните, почему.</text:p>
      <text:p text:style-name="P7">5. Восстановите сжаты<text:span text:style-name="T17">е</text:span> файл<text:span text:style-name="T17">ы</text:span> из архивов и сравните с исходными файлами. Всё ли совпало?</text:p>
      <text:p text:style-name="P7">В отчёт необходимо поместить описание реализации алгоритма и формата файла-архива, hex-дамп архива с закодированным коротким текстом и пояснения к нему (обязательно указание на расположение сжатых данных).</text:p>
      <text:h text:style-name="Heading_20_2" text:outline-level="2">Требования к отчёту</text:h>
      <text:p text:style-name="P24">Отчёт по проделанной работе готовится в текстовом <text:span text:style-name="T27">процессоре</text:span> OpenOffice.org/LibreOffice Writer и предоставляется для проверки в электронном виде в формате электронных документов PDF.</text:p>
      <text:p text:style-name="Text_20_body">Отчёт должен состоять из следующих частей:</text:p>
      <text:p text:style-name="Text_20_body">— заголовок (№ группы, ФИО, название лабораторной работы, дата выполнения);</text:p>
      <text:p text:style-name="Text_20_body">— введение и постановка задачи (цель и задачи работы, исходные данные);</text:p>
      <text:p text:style-name="Text_20_body">— методика и инструменты решения;</text:p>
      <text:p text:style-name="Text_20_body">— результаты и выводы;</text:p>
      <text:p text:style-name="Text_20_body">— приложение.</text:p>
      <text:p text:style-name="Text_20_body">В приложении приводится исходный код программы.</text:p>
      <text:h text:style-name="P42" text:outline-level="2">Теоретические сведения</text:h>
      <text:h text:style-name="Heading_20_3" text:outline-level="3">Ссылки</text:h>
      <text:p text:style-name="P14"><text:span text:style-name="T18">1. Быстрянцев М. Простейшие алгоритмы сжатия: RLE и LZ77 </text:span><text:a xlink:type="simple" xlink:href="http://habrahabr.ru/post/141827/" text:style-name="Internet_20_link" text:visited-style-name="Visited_20_Internet_20_Link">http://habrahabr.ru/post/141827/</text:a></text:p>
      <text:p text:style-name="P14"><text:soft-page-break/><text:span text:style-name="T18">2. </text:span>Алгоритмы LZW, LZ77 и LZ78 <text:a xlink:type="simple" xlink:href="http://habrahabr.ru/post/132683/" text:style-name="Internet_20_link" text:visited-style-name="Visited_20_Internet_20_Link"><text:span text:style-name="T18">http://habrahabr.ru/post/132683/</text:span></text:a></text:p>
      <text:h text:style-name="Heading_20_3" text:outline-level="3">Библиотеки</text:h>
      <text:h text:style-name="Heading_20_4" text:outline-level="4">zlib</text:h>
      <text:p text:style-name="P20"><text:span text:style-name="T21">Сайт </text:span>http://zlib.net.ru/</text:p>
      <text:p text:style-name="P16">Лицензия ZLib.</text:p>
      <text:p text:style-name="P19"><text:span text:style-name="T22">Алгоритм Deflate (</text:span>комбинаци<text:span text:style-name="T20">я</text:span> <text:span text:style-name="T20">LZ77 и алгоритма Хаффмана).</text:span></text:p>
      <text:h text:style-name="Heading_20_4" text:outline-level="4">Basic Compression Library</text:h>
      <text:p text:style-name="P17"><text:span text:style-name="T21">Сайт </text:span>http://bcl.comli.eu/</text:p>
      <text:p text:style-name="P16">Лицензия ZLib</text:p>
      <text:p text:style-name="P18"><text:span text:style-name="T21">Алгоритмы </text:span>RLE (Run Length Encoding), Хаффмана, <text:span text:style-name="T23">Голомба</text:span>, <text:span text:style-name="T23">Зива-Лемпела</text:span> (LZ77) <text:span text:style-name="T23">и Шеннона-Фэно.</text:span></text:p>
      <text:h text:style-name="P38" text:outline-level="4">XZ Utils/LZMA Utils</text:h>
      <text:p text:style-name="P21"><text:span text:style-name="T21">Сайт </text:span>http://tukaani.org/xz/, <text:span text:style-name="T23">http://7-zip.org/sdk.html</text:span></text:p>
      <text:p text:style-name="Text_20_body"><text:span text:style-name="T19">Лицензия </text:span>GNU LGPL / GNU GPL</text:p>
      <text:p text:style-name="P23">Алгоритм LZMA2 (семейство LZ77)</text:p>
      <text:h text:style-name="Heading_20_4" text:outline-level="4">LZ4</text:h>
      <text:p text:style-name="P22"><text:span text:style-name="T21">Сайт </text:span>http://fastcompression.blogspot.ru/p/lz4.html</text:p>
      <text:p text:style-name="P15">Лицензия BSD</text:p>
      <text:p text:style-name="Text_20_body"><text:span text:style-name="T21">Алгоритм </text:span><text:bookmark text:name="firstHeading"/><text:span text:style-name="T24">LZ4</text:span><text:span text:style-name="T25"> (семейство LZ77)</text:span></text:p>
      <text:h text:style-name="Heading_20_4" text:outline-level="4">LZO<text:span text:style-name="T26">P</text:span></text:h>
      <text:p text:style-name="P22"><text:span text:style-name="T21">Сайт </text:span>http://www.oberhumer.com/opensource/lzo/</text:p>
      <text:p text:style-name="P15">Лицензия GNU GPL</text:p>
      <text:p text:style-name="Text_20_body"><text:span text:style-name="T21">Алгоритм LZO</text:span><text:span text:style-name="T25"> (семейство LZ77)</text:span></text:p>
      <text:h text:style-name="Heading_20_3" text:outline-level="3">Утилиты</text:h>
      <text:h text:style-name="P39" text:outline-level="4">hexdump</text:h>
      <text:p text:style-name="P8"><text:span text:style-name="T8">hexdump</text:span> <text:span text:style-name="T7">—</text:span> простая консольная утилита для просмотра файлов в шестнадцатеричном виде <text:span text:style-name="T7">(то есть в том виде, как они представлены на диске)</text:span>. <text:span text:style-name="T7">По умолчанию выводит данные в виде двухоктетных слов. Для побайтового вывода используется ключ -C. Например, команда</text:span></text:p>
      <text:p text:style-name="P1">$ hexdump -C /tmp/test-utf8.txt</text:p>
      <text:p text:style-name="P25">если в файле /tmp/test-utf8.txt находится текст</text:p>
      <text:p text:style-name="P29">Любя, съешь щипцы, — вздохнёт мэр, — кайф жгуч (1234567890+ .?-)</text:p>
      <text:p text:style-name="P29">Nymphs blitz quick vex dwarf jog.</text:p>
      <text:p text:style-name="P25"><text:soft-page-break/><text:span text:style-name="T9">в кодировке UTF-8, </text:span>выведет на стандартный вывод</text:p>
      <text:p text:style-name="P28">00000000 d0 9b d1 8e d0 b1 d1 8f 2c 20 d1 81 d1 8a d0 b5 |........, ......|</text:p>
      <text:p text:style-name="P28">00000010 d1 88 d1 8c 20 d1 89 d0 b8 d0 bf d1 86 d1 8b 2c |.... ..........,|</text:p>
      <text:p text:style-name="P28">00000020 20 e2 80 94 20 d0 b2 d0 b7 d0 b4 d0 be d1 85 d0 | ... ...........|</text:p>
      <text:p text:style-name="P28">00000030 bd d1 91 d1 82 20 d0 bc d1 8d d1 80 2c 20 e2 80 |..... ......, ..|</text:p>
      <text:p text:style-name="P28">00000040 94 20 d0 ba d0 b0 d0 b9 d1 84 20 d0 b6 d0 b3 d1 |. ........ .....|</text:p>
      <text:p text:style-name="P28">00000050 83 d1 87 20 28 31 32 33 34 35 36 37 38 39 30 2b |... (1234567890+|</text:p>
      <text:p text:style-name="P28">00000060 20 2e 3f 2d 29 0a 4e 79 6d 70 68 73 20 62 6c 69 | .?-).Nymphs bli|</text:p>
      <text:p text:style-name="P28">00000070 74 7a 20 71 75 69 63 6b 20 76 65 78 20 64 77 61 |tz quick vex dwa|</text:p>
      <text:p text:style-name="Текст_20_в_20_заданном_20_формате_20_без_20_отступа_20_мелкий">00000080 72 66 20 6a 6f 67 2e 0a |rf jog..|</text:p>
      <text:p text:style-name="P25">слева <text:span text:style-name="T10">— номера строк (в строке 10</text:span><text:span text:style-name="T11">16</text:span><text:span text:style-name="T10"> = 16</text:span><text:span text:style-name="T11">10</text:span> <text:span text:style-name="T10">октетов),</text:span> <text:span text:style-name="T10">по центру</text:span> — октеты, <text:span text:style-name="T10">справа</text:span> — их ASCII-представление.</text:p>
      <text:h text:style-name="Heading_20_4" text:outline-level="4">diff</text:h>
      <text:p text:style-name="P9"><text:span text:style-name="Strong_20_Emphasis">diff</text:span> — утилита сравнения файлов, выводящая разницу между двумя файлами. Формат вызова:</text:p>
      <text:p text:style-name="Preformatted_20_Text">diff [опции] from-файл to-файл</text:p>
      <text:p text:style-name="P9">В простейшем случае diff сравнивает содержимое двух файлов, from-файла и to-файла. Если from-файл — это каталог, а to-файл — нет, то diff сравнивает файл from-файл/to-файл с файлом to-file. Точно так же для случая, когда from-файл — это не каталог, а to-файл — каталог. Если и from-файл, и to-файл — каталоги, то diff сравнивает соответствующие файлы в обоих каталогах, в алфавитном порядке; данное сравнение будет выполняться рекурсивно, если задана опция -r или опция --recursive.</text:p>
      <text:p text:style-name="P9">Опции diff начинаются с -, так что обычно from-файл и to-файл не могут начинаться с символа -. Однако, аргумент -- говорит, что опции закончились и следующий за ним аргумент является именем файла, даже если он начинается с символа -.</text:p>
      <text:p text:style-name="P9">Большинство опций имеет два эквивалентных названия: однобуквенное, которое начинается с -, и длинное, начинающееся с --. Несколько однобуквенных опций, не имеющих аргументов, могут быть скомбинированы в одно слово: -ac эквивалентно -a -c.</text:p>
      <text:h text:style-name="Heading_20_5" text:outline-level="5">Основные опции</text:h>
      <text:p text:style-name="Preformatted_20_Text">--text</text:p>
      <text:p text:style-name="Preformatted_20_Text">-a</text:p>
      <text:p text:style-name="Основной_20_текст_20_без_20_отступа">Считать все файлы текстовыми и сравнивать их построчно, даже если они не выглядят текстовыми.</text:p>
      <text:p text:style-name="Preformatted_20_Text"><text:soft-page-break/>--ignore-all-space</text:p>
      <text:p text:style-name="Preformatted_20_Text">-b</text:p>
      <text:p text:style-name="Основной_20_текст_20_без_20_отступа">Игнорировать изменения в количестве пробелов, табуляций и т. п.</text:p>
      <text:p text:style-name="Preformatted_20_Text">--ignore-blank-lines </text:p>
      <text:p text:style-name="Preformatted_20_Text">-B</text:p>
      <text:p text:style-name="Основной_20_текст_20_без_20_отступа">Игнорировать<text:span text:style-name="T12"> изменения, касающиеся только вставки или удаления пустых строк.</text:span></text:p>
      <text:p text:style-name="Preformatted_20_Text">--brief</text:p>
      <text:p text:style-name="Preformatted_20_Text">-q</text:p>
      <text:p text:style-name="Основной_20_текст_20_без_20_отступа">Извещать только о самом факте различия файлов, без каких-либо подробностей.</text:p>
      <text:p text:style-name="Preformatted_20_Text">--ignore-case</text:p>
      <text:p text:style-name="Preformatted_20_Text">-i</text:p>
      <text:p text:style-name="Основной_20_текст_20_без_20_отступа">Игнорировать изменения в регистре символов; считать буквы верхнего и нижнего регистров (строчные и прописные) эквивалентными.</text:p>
      <text:p text:style-name="Preformatted_20_Text">--recursive</text:p>
      <text:p text:style-name="Preformatted_20_Text">-r</text:p>
      <text:p text:style-name="Основной_20_текст_20_без_20_отступа">При сравнении каталогов производить рекурсивное сравнение всех найденных подкаталогов.</text:p>
      <text:p text:style-name="Preformatted_20_Text">--report-identical-files</text:p>
      <text:p text:style-name="Preformatted_20_Text">-s</text:p>
      <text:p text:style-name="Основной_20_текст_20_без_20_отступа">Сообщать, что два файла являются одинаковыми.</text:p>
      <text:h text:style-name="Heading_20_5" text:outline-level="5">Примеры использования</text:h>
      <text:p text:style-name="P9">Сравнение различных бинарных файлов:</text:p>
      <text:p text:style-name="Preformatted_20_Text">$ diff /bin/ls /bin/nc</text:p>
      <text:p text:style-name="Preformatted_20_Text">Binary files /bin/ls and /bin/nc differ</text:p>
      <text:p text:style-name="Основной_20_текст_20_без_20_отступа">Сравнение одинаковых файлов (утилита ничего не помещает в стандартный вывод):</text:p>
      <text:p text:style-name="Preformatted_20_Text">$ diff /bin/ls /bin/ls</text:p>
      <text:p text:style-name="Основной_20_текст_20_без_20_отступа">Сравнение одинаковых файлов с требованием сообщать о совпадении:</text:p>
      <text:p text:style-name="Preformatted_20_Text">$ diff /bin/ls /bin/ls -s</text:p>
      <text:p text:style-name="Preformatted_20_Text">Файлы /bin/ls и /bin/ls идентичны</text:p>
      <text:p text:style-name="Основной_20_текст_20_без_20_отступа">Сравнение различных текстовых файлов:</text:p>
      <text:p text:style-name="Preformatted_20_Text">$ diff /tmp/test-utf8.txt /tmp/test2.txt </text:p>
      <text:p text:style-name="Preformatted_20_Text">2c2</text:p>
      <text:p text:style-name="Preformatted_20_Text">&lt; Nymphs blitz quick vex dwarf jog.</text:p>
      <text:p text:style-name="Preformatted_20_Text">---</text:p>
      <text:p text:style-name="Preformatted_20_Text">&gt; Nymphs blitz quick vex dwarf cat.</text:p>
      <text:p text:style-name="P26">где в файле /tmp/test-utf8.txt находится текст</text:p>
      <text:p text:style-name="P29">Любя, съешь щипцы, — вздохнёт мэр, — кайф жгуч (1234567890+ .?-)</text:p>
      <text:p text:style-name="P29"><text:soft-page-break/>Nymphs blitz quick vex dwarf jog.</text:p>
      <text:p text:style-name="P31">в файле /tmp/test2.txt находится текст</text:p>
      <text:p text:style-name="P29">Любя, съешь щипцы, — вздохнёт мэр, — кайф жгуч (1234567890+ .?-)</text:p>
      <text:p text:style-name="P30">Nymphs blitz quick vex dwarf c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ahoma2" svg:font-family="Tahoma"/>
    <style:font-face style:name="Times New Roman3" svg:font-family="'Times New Roman'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Calibri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style-name="Normal" style:font-family-generic="roman" style:font-pitch="variable" fo:font-size="13pt" fo:language="ru" fo:country="RU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line-height="150%" fo:text-align="justify" style:justify-single-word="false" fo:text-indent="1.251cm" style:auto-text-indent="false"/>
      <style:text-properties style:text-underline-style="non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Times New Roman" fo:font-family="'Times New Roman'" style:font-style-name="Normal" style:font-family-generic="roman" style:font-pitch="variable" fo:font-size="13pt" style:font-name-asian="DejaVu Sans" style:font-family-asian="'DejaVu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1" fo:font-family="'Times New Roman'" style:font-family-generic="swiss" style:font-pitch="variable" fo:font-size="13pt" fo:font-style="normal" style:text-underline-style="none" fo:font-weight="bold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2" style:font-family-complex="Tahoma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199cm" fo:margin-bottom="0.199cm" loext:contextual-spacing="false" fo:text-align="center" style:justify-single-word="false"/>
      <style:text-properties fo:font-size="14pt" style:text-underline-style="none" fo:font-weight="bold"/>
    </style:style>
    <style:style style:name="Text" style:family="paragraph" style:parent-style-name="Standard" style:class="extra">
      <style:paragraph-properties style:text-autospace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7" style:display-name="Heading 7" style:family="paragraph" style:parent-style-name="Title" style:next-style-name="Text_20_body" style:class="text" style:master-page-name="">
      <style:paragraph-properties fo:margin-left="0cm" fo:margin-right="0cm" fo:margin-top="0cm" fo:margin-bottom="0cm" loext:contextual-spacing="false" fo:line-height="100%" fo:text-align="start" style:justify-single-word="false" fo:keep-together="always" fo:orphans="0" fo:widows="0" fo:text-indent="0cm" style:auto-text-indent="false" style:page-number="auto"/>
      <style:text-properties style:font-name="Times New Roman1" fo:font-family="'Times New Roman'" style:font-family-generic="swiss" style:font-pitch="variable" fo:font-size="13pt" fo:font-style="normal" style:text-underline-style="none" fo:font-weight="bold" style:font-size-asian="75%" style:font-weight-asian="bold" style:font-size-complex="75%" style:font-weight-complex="bold"/>
    </style:style>
    <style:style style:name="Table_20__28_user_29_" style:display-name="Table (user)" style:family="paragraph" style:parent-style-name="Standard">
      <style:text-properties fo:font-size="11pt" style:font-size-complex="11pt"/>
    </style:style>
    <style:style style:name="Heading_20_1" style:display-name="Heading 1" style:family="paragraph" style:parent-style-name="Standard" style:next-style-name="Text_20_body" style:class="text">
      <style:paragraph-properties fo:margin-left="1.251cm" fo:margin-right="1.251cm" fo:margin-top="0.499cm" fo:margin-bottom="0.499cm" loext:contextual-spacing="false" fo:text-align="center" style:justify-single-word="false" fo:text-indent="0cm" style:auto-text-indent="false" fo:keep-with-next="always"/>
      <style:text-properties fo:font-size="16pt" fo:font-weight="bold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</style:style>
    <style:style style:name="Растяжка" style:family="paragraph" style:parent-style-name="Text_20_body">
      <style:paragraph-properties fo:margin-left="1.251cm" fo:margin-right="0cm" fo:text-align="justify" fo:text-align-last="justify" style:justify-single-word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3cm" fo:margin-right="0cm" fo:text-indent="0cm" style:auto-text-indent="false"/>
    </style:style>
    <style:style style:name="Стиль1" style:family="paragraph" style:parent-style-name="Standard">
      <style:paragraph-properties fo:margin-left="0.058cm" fo:margin-right="0.557cm" style:line-height-at-least="0.564cm" fo:text-align="justify" style:justify-single-word="false" fo:text-indent="0.838cm" style:auto-text-indent="false" style:text-autospace="none"/>
      <style:text-properties style:font-name="Times New Roman2" fo:font-family="'Times New Roman'" style:font-family-generic="roman" style:font-pitch="variable" fo:font-size="12pt" style:font-size-asian="12pt" style:font-name-complex="Times New Roman2" style:font-family-complex="'Times New Roman'" style:font-family-generic-complex="roman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, 'Trebuchet MS'" style:font-family-generic="swiss" style:font-pitch="variable" fo:font-size="11pt" style:font-size-asian="11pt" style:font-name-complex="Times New Roman2" style:font-family-complex="'Times New Roman'" style:font-family-generic-complex="roman" style:font-pitch-complex="variable" style:font-size-complex="11pt"/>
    </style:style>
    <style:style style:name="Обычный_20__28_Web_29_" style:display-name="Обычный (Web)" style:family="paragraph" style:parent-style-name="Standard">
      <style:paragraph-properties fo:margin-top="0.494cm" fo:margin-bottom="0.494cm" loext:contextual-spacing="false"/>
      <style:text-properties style:font-name="Times New Roman2" fo:font-family="'Times New Roman'" style:font-family-generic="roman" style:font-pitch="variable" fo:font-size="12pt" style:font-name-asian="Calibri" style:font-family-asian="Calibri, 'Trebuchet MS'" style:font-family-generic-asian="swiss" style:font-pitch-asian="variable" style:font-size-asian="12pt" style:font-name-complex="Times New Roman2" style:font-family-complex="'Times New Roman'" style:font-family-generic-complex="roman" style:font-pitch-complex="variable" style:font-size-complex="12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4_20_Start" style:display-name="Numbering 4 Start" style:family="paragraph" style:parent-style-name="List" style:class="list">
      <style:paragraph-properties fo:margin-left="0.058cm" fo:margin-right="0.148cm" fo:margin-top="0cm" fo:margin-bottom="0cm" loext:contextual-spacing="false" fo:line-height="150%" fo:text-align="justify" style:justify-single-word="false" fo:text-indent="1.251cm" style:auto-text-indent="false"/>
      <style:text-properties style:font-name="Times New Roman3" fo:font-family="'Times New Roman'" fo:font-size="12pt" fo:font-style="normal" style:text-underline-style="none" fo:font-weight="normal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9cm" fo:margin-bottom="0.199cm" loext:contextual-spacing="false" fo:text-align="center" style:justify-single-word="false" fo:keep-with-next="always"/>
      <style:text-properties fo:color="#000000" style:font-name="Times New Roman2" fo:font-family="'Times New Roman'" style:font-family-generic="roman" style:font-pitch="variable" fo:font-size="14pt" fo:language="ru" fo:country="RU" fo:font-weight="bold" style:font-weight-asian="bold"/>
    </style:style>
    <style:style style:name="_21_Подрисуночная_20_подпись" style:display-name="!Подрисуночная подпись" style:family="paragraph" style:parent-style-name="Standard" style:next-style-name="Text_20_body" style:list-style-name="Рисунки" style:class="text" style:master-page-name="">
      <loext:graphic-properties draw:fill="none" draw:fill-color="#99ccff"/>
      <style:paragraph-properties fo:margin-top="0.212cm" fo:margin-bottom="0.423cm" loext:contextual-spacing="false" fo:text-align="center" style:justify-single-word="false" fo:keep-together="always" fo:orphans="0" fo:widows="0" style:page-number="auto" fo:background-color="transparent"/>
    </style:style>
    <style:style style:name="_21_Рисунок" style:display-name="!Рисунок" style:family="paragraph" style:parent-style-name="Standard" style:next-style-name="_21_Подрисуночная_20_подпись" style:class="text" style:master-page-name="">
      <style:paragraph-properties fo:margin-top="0.3cm" fo:margin-bottom="0.199cm" loext:contextual-spacing="false" fo:text-align="center" style:justify-single-word="false" fo:keep-together="always" fo:orphans="0" fo:widows="0" style:page-number="auto" fo:keep-with-next="always"/>
    </style:style>
    <style:style style:name="Preformatted_20_Text" style:display-name="Preformatted Text" style:family="paragraph" style:parent-style-name="Standard" style:class="html" style:master-page-name="">
      <style:paragraph-properties fo:margin-left="2.499cm" fo:margin-right="0cm" fo:margin-top="0cm" fo:margin-bottom="0cm" loext:contextual-spacing="false" fo:line-height="150%" fo:text-indent="0cm" style:auto-text-indent="false" style:page-number="auto"/>
      <style:text-properties style:font-name="Courier New1" fo:font-family="'Courier New'" style:font-style-name="Normal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.199cm" fo:margin-bottom="0.199cm" loext:contextual-spacing="false" fo:text-align="center" style:justify-single-word="false" fo:keep-together="always" fo:orphans="0" fo:widows="0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line-height="150%" fo:text-align="center" style:justify-single-word="false" fo:keep-together="always" fo:orphans="0" fo:widows="0" style:page-number="auto" fo:keep-with-next="always"/>
      <style:text-properties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Drawing" style:family="paragraph" style:parent-style-name="Text_20_body" style:class="extra" style:master-page-name="">
      <style:paragraph-properties fo:margin-left="0cm" fo:margin-right="0cm" fo:margin-top="0.3cm" fo:margin-bottom="0.3cm" loext:contextual-spacing="false" fo:text-align="center" style:justify-single-word="false" fo:keep-together="always" fo:orphans="0" fo:widows="0" fo:text-indent="0cm" style:auto-text-indent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Текст_20_в_20_заданном_20_формате_20_без_20_отступа_20_мелкий" style:display-name="Текст в заданном формате без отступа мелкий" style:family="paragraph" style:parent-style-name="Preformatted_20_Text">
      <style:paragraph-properties fo:margin-left="0cm" fo:margin-right="0cm" fo:text-indent="0cm" style:auto-text-indent="false" style:shadow="none"/>
      <style:text-properties fo:font-size="9pt"/>
    </style:style>
    <style:style style:name="Основной_20_текст_20_без_20_отступа" style:display-name="Основной текст без отступа" style:family="paragraph" style:parent-style-name="Text_20_body">
      <style:paragraph-properties fo:margin-left="0cm" fo:margin-right="0cm" fo:text-indent="0cm" style:auto-text-indent="false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2" fo:font-family="'Times New Roman'" style:font-family-generic="roman" style:font-pitch="variable" fo:font-size="14pt" fo:language="ru" fo:country="RU" style:letter-kerning="true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text-underline-style="none"/>
    </style:style>
    <style:style style:name="Heading_20_5" style:display-name="Heading 5" style:family="paragraph" style:parent-style-name="Heading_20_4" style:next-style-name="Text_20_body" style:default-outline-level="5" style:class="text" style:master-page-name="">
      <style:paragraph-properties fo:text-align="start" style:justify-single-word="false" style:page-numb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Строчные" style:family="text">
      <style:text-properties fo:text-transform="lowercase" style:font-size-asian="10.5pt"/>
    </style:style>
    <style:style style:name="Внутритекстовая_20_формула" style:display-name="Внутритекстовая формула" style:family="text" style:parent-style-name="Emphasis">
      <style:text-properties fo:language="zxx" fo:country="none" style:font-size-asian="10.5pt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inition" style:family="text"/>
    <style:style style:name="Зелёный" style:family="text">
      <style:text-properties fo:color="#008000" style:font-name="Times New Roman" fo:font-family="'Times New Roman'" style:font-style-name="Normal" style:font-family-generic="roman" style:font-pitch="variable" fo:font-size="13pt" fo:language="ru" fo:country="RU" style:text-underline-style="none" officeooo:rsid="002ac6e5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Numbering_20_Symbols" style:num-prefix="—" style:num-suffix=" " style:num-format="">
        <style:list-level-properties text:min-label-width="0.64cm"/>
      </text:list-level-style-number>
      <text:list-level-style-number text:level="2" text:style-name="Numbering_20_Symbols" style:num-prefix="—" style:num-suffix=" " style:num-format="">
        <style:list-level-properties text:space-before="4.426cm" text:min-label-width="0.64cm"/>
      </text:list-level-style-number>
      <text:list-level-style-number text:level="3" text:style-name="Numbering_20_Symbols" style:num-prefix="—" style:num-suffix=" " style:num-format="">
        <style:list-level-properties text:space-before="5.696cm" text:min-label-width="0.64cm"/>
      </text:list-level-style-number>
      <text:list-level-style-number text:level="4" text:style-name="Numbering_20_Symbols" style:num-prefix="—" style:num-suffix=" " style:num-format="">
        <style:list-level-properties text:space-before="6.966cm" text:min-label-width="0.64cm"/>
      </text:list-level-style-number>
      <text:list-level-style-number text:level="5" text:style-name="Numbering_20_Symbols" style:num-prefix="—" style:num-suffix=" " style:num-format="">
        <style:list-level-properties text:space-before="8.236cm" text:min-label-width="0.64cm"/>
      </text:list-level-style-number>
      <text:list-level-style-number text:level="6" text:style-name="Numbering_20_Symbols" style:num-prefix="—" style:num-suffix=" " style:num-format="">
        <style:list-level-properties text:space-before="9.506cm" text:min-label-width="0.64cm"/>
      </text:list-level-style-number>
      <text:list-level-style-number text:level="7" text:style-name="Numbering_20_Symbols" style:num-prefix="—" style:num-suffix=" " style:num-format="">
        <style:list-level-properties text:space-before="10.776cm" text:min-label-width="0.64cm"/>
      </text:list-level-style-number>
      <text:list-level-style-number text:level="8" text:style-name="Numbering_20_Symbols" style:num-prefix="—" style:num-suffix=" " style:num-format="">
        <style:list-level-properties text:space-before="12.046cm" text:min-label-width="0.64cm"/>
      </text:list-level-style-number>
      <text:list-level-style-number text:level="9" text:style-name="Numbering_20_Symbols" style:num-prefix="—" style:num-suffix=" " style:num-format="">
        <style:list-level-properties text:space-before="13.316cm" text:min-label-width="0.64cm"/>
      </text:list-level-style-number>
      <text:list-level-style-number text:level="10" text:style-name="Numbering_20_Symbols" style:num-prefix="—" style:num-suffix=" " style:num-format="">
        <style:list-level-properties text:space-before="6.35cm" text:min-label-width="0.64cm"/>
      </text:list-level-style-number>
    </text:list-style>
    <text:list-style style:name="WW8Num2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number text:level="2" text:style-name="Zeichenformat" style:num-suffix="." style:num-format="1">
        <style:list-level-properties text:space-before="1.905cm" text:min-label-width="0.635cm"/>
      </text:list-level-style-number>
      <text:list-level-style-number text:level="3" text:style-name="Zeichenformat" style:num-suffix="." style:num-format="1">
        <style:list-level-properties text:space-before="3.175cm" text:min-label-width="0.635cm"/>
      </text:list-level-style-number>
      <text:list-level-style-number text:level="4" text:style-name="Zeichenformat" style:num-suffix="." style:num-format="1">
        <style:list-level-properties text:space-before="4.445cm" text:min-label-width="0.635cm"/>
      </text:list-level-style-number>
      <text:list-level-style-number text:level="5" text:style-name="Zeichenformat" style:num-suffix="." style:num-format="1">
        <style:list-level-properties text:space-before="5.715cm" text:min-label-width="0.635cm"/>
      </text:list-level-style-number>
      <text:list-level-style-number text:level="6" text:style-name="Zeichenformat" style:num-suffix="." style:num-format="1">
        <style:list-level-properties text:space-before="6.985cm" text:min-label-width="0.635cm"/>
      </text:list-level-style-number>
      <text:list-level-style-number text:level="7" text:style-name="Zeichenformat" style:num-suffix="." style:num-format="1">
        <style:list-level-properties text:space-before="8.255cm" text:min-label-width="0.635cm"/>
      </text:list-level-style-number>
      <text:list-level-style-number text:level="8" text:style-name="Zeichenformat" style:num-suffix="." style:num-format="1">
        <style:list-level-properties text:space-before="9.525cm" text:min-label-width="0.635cm"/>
      </text:list-level-style-number>
      <text:list-level-style-number text:level="9" text:style-name="Zeichenformat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text:style-name="Zeichenformat" style:num-suffix="." style:num-format="1">
        <style:list-level-properties/>
      </text:list-level-style-number>
      <text:list-level-style-number text:level="2" text:style-name="Zeichenformat" style:num-suffix="." style:num-format="a" style:num-letter-sync="true">
        <style:list-level-properties/>
      </text:list-level-style-number>
      <text:list-level-style-number text:level="3" text:style-name="Zeichenformat" style:num-suffix="." style:num-format="i">
        <style:list-level-properties fo:text-align="end"/>
      </text:list-level-style-number>
      <text:list-level-style-number text:level="4" text:style-name="Zeichenformat" style:num-suffix="." style:num-format="1">
        <style:list-level-properties/>
      </text:list-level-style-number>
      <text:list-level-style-number text:level="5" text:style-name="Zeichenformat" style:num-suffix="." style:num-format="a" style:num-letter-sync="true">
        <style:list-level-properties/>
      </text:list-level-style-number>
      <text:list-level-style-number text:level="6" text:style-name="Zeichenformat" style:num-suffix="." style:num-format="i">
        <style:list-level-properties fo:text-align="end"/>
      </text:list-level-style-number>
      <text:list-level-style-number text:level="7" text:style-name="Zeichenformat" style:num-suffix="." style:num-format="1">
        <style:list-level-properties/>
      </text:list-level-style-number>
      <text:list-level-style-number text:level="8" text:style-name="Zeichenformat" style:num-suffix="." style:num-format="a" style:num-letter-sync="true">
        <style:list-level-properties/>
      </text:list-level-style-number>
      <text:list-level-style-number text:level="9" text:style-name="Zeichenformat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Zeichenformat" style:num-suffix="." style:num-format="1">
        <style:list-level-properties/>
      </text:list-level-style-number>
      <text:list-level-style-number text:level="2" text:style-name="Zeichenformat" style:num-suffix="." style:num-format="a" style:num-letter-sync="true">
        <style:list-level-properties/>
      </text:list-level-style-number>
      <text:list-level-style-number text:level="3" text:style-name="Zeichenformat" style:num-suffix="." style:num-format="i">
        <style:list-level-properties fo:text-align="end"/>
      </text:list-level-style-number>
      <text:list-level-style-number text:level="4" text:style-name="Zeichenformat" style:num-suffix="." style:num-format="1">
        <style:list-level-properties/>
      </text:list-level-style-number>
      <text:list-level-style-number text:level="5" text:style-name="Zeichenformat" style:num-suffix="." style:num-format="a" style:num-letter-sync="true">
        <style:list-level-properties/>
      </text:list-level-style-number>
      <text:list-level-style-number text:level="6" text:style-name="Zeichenformat" style:num-suffix="." style:num-format="i">
        <style:list-level-properties fo:text-align="end"/>
      </text:list-level-style-number>
      <text:list-level-style-number text:level="7" text:style-name="Zeichenformat" style:num-suffix="." style:num-format="1">
        <style:list-level-properties/>
      </text:list-level-style-number>
      <text:list-level-style-number text:level="8" text:style-name="Zeichenformat" style:num-suffix="." style:num-format="a" style:num-letter-sync="true">
        <style:list-level-properties/>
      </text:list-level-style-number>
      <text:list-level-style-number text:level="9" text:style-name="Zeichenformat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text:style-name="Zeichenformat" style:num-suffix="." style:num-format="1">
        <style:list-level-properties/>
      </text:list-level-style-number>
      <text:list-level-style-number text:level="2" text:style-name="Zeichenformat" style:num-suffix="." style:num-format="a" style:num-letter-sync="true">
        <style:list-level-properties/>
      </text:list-level-style-number>
      <text:list-level-style-number text:level="3" text:style-name="Zeichenformat" style:num-suffix="." style:num-format="i">
        <style:list-level-properties fo:text-align="end"/>
      </text:list-level-style-number>
      <text:list-level-style-number text:level="4" text:style-name="Zeichenformat" style:num-suffix="." style:num-format="1">
        <style:list-level-properties/>
      </text:list-level-style-number>
      <text:list-level-style-number text:level="5" text:style-name="Zeichenformat" style:num-suffix="." style:num-format="a" style:num-letter-sync="true">
        <style:list-level-properties/>
      </text:list-level-style-number>
      <text:list-level-style-number text:level="6" text:style-name="Zeichenformat" style:num-suffix="." style:num-format="i">
        <style:list-level-properties fo:text-align="end"/>
      </text:list-level-style-number>
      <text:list-level-style-number text:level="7" text:style-name="Zeichenformat" style:num-suffix="." style:num-format="1">
        <style:list-level-properties/>
      </text:list-level-style-number>
      <text:list-level-style-number text:level="8" text:style-name="Zeichenformat" style:num-suffix="." style:num-format="a" style:num-letter-sync="true">
        <style:list-level-properties/>
      </text:list-level-style-number>
      <text:list-level-style-number text:level="9" text:style-name="Zeichenformat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Zeichenformat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Zeichenformat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Zeichenformat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Zeichenformat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Zeichenformat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Zeichenformat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Zeichenformat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Zeichenformat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Zeichenformat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Рисунки">
      <text:list-level-style-number text:level="1" style:num-prefix="Рис." style:num-format="1">
        <style:list-level-properties text:min-label-width="0.499cm"/>
      </text:list-level-style-number>
      <text:list-level-style-number text:level="2" style:num-prefix="Рис. " style:num-suffix="." style:num-format="1" text:display-levels="2">
        <style:list-level-properties text:space-before="0.501cm" text:min-label-width="0.499cm"/>
      </text:list-level-style-number>
      <text:list-level-style-number text:level="3" style:num-suffix=")" style:num-format="1">
        <style:list-level-properties text:space-before="1cm" text:min-label-width="0.499cm"/>
      </text:list-level-style-number>
      <text:list-level-style-number text:level="4" style:num-suffix=")" style:num-format="1">
        <style:list-level-properties text:space-before="1.501cm" text:min-label-width="0.499cm"/>
      </text:list-level-style-number>
      <text:list-level-style-number text:level="5" style:num-suffix=")" style:num-format="1">
        <style:list-level-properties text:space-before="2cm" text:min-label-width="0.499cm"/>
      </text:list-level-style-number>
      <text:list-level-style-number text:level="6" style:num-suffix=")" style:num-format="1">
        <style:list-level-properties text:space-before="2.501cm" text:min-label-width="0.499cm"/>
      </text:list-level-style-number>
      <text:list-level-style-number text:level="7" style:num-suffix=")" style:num-format="1">
        <style:list-level-properties text:space-before="3.001cm" text:min-label-width="0.499cm"/>
      </text:list-level-style-number>
      <text:list-level-style-number text:level="8" style:num-suffix=")" style:num-format="1">
        <style:list-level-properties text:space-before="3.502cm" text:min-label-width="0.499cm"/>
      </text:list-level-style-number>
      <text:list-level-style-number text:level="9" style:num-suffix=")" style:num-format="1">
        <style:list-level-properties text:space-before="4.001cm" text:min-label-width="0.499cm"/>
      </text:list-level-style-number>
      <text:list-level-style-number text:level="10" style:num-suffix=")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 LibreOffice_project/10$Build-2</meta:generator>
    <meta:initial-creator>MIET</meta:initial-creator>
    <meta:creation-date>2010-12-13T16:19:00</meta:creation-date>
    <dc:date>2019-12-05T15:49:03.041118668</dc:date>
    <meta:print-date>2011-02-18T09:32:00</meta:print-date>
    <meta:editing-cycles>114</meta:editing-cycles>
    <meta:editing-duration>P2DT17H21M10S</meta:editing-duration>
    <meta:document-statistic meta:table-count="1" meta:image-count="0" meta:object-count="0" meta:page-count="6" meta:paragraph-count="126" meta:word-count="1112" meta:character-count="7649" meta:non-whitespace-character-count="6642"/>
    <meta:user-defined meta:name="Поле 1"/>
    <meta:user-defined meta:name="Поле 2"/>
    <meta:user-defined meta:name="Поле 3"/>
    <meta:user-defined meta:name="Поле 4"/>
  </office:meta>
</office:document-meta>
</file>